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lfred A. Marcu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Nissan 14</text:p>
      <text:p text:style-name="P5">Date (derived from Gregorian calendar)<text:tab/>April 6</text:p>
      <text:p text:style-name="P5">Month<text:tab/><text:tab/><text:tab/><text:tab/><text:tab/><text:tab/>April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Boston</text:p>
      <text:p text:style-name="P5">State<text:tab/><text:tab/><text:tab/><text:tab/><text:tab/><text:tab/>M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27. Dartmouth St/</text:p>
      <text:p text:style-name="P3">Boston. Nissan 14/</text:p>
      <text:p text:style-name="P2">Rev<text:span text:style-name="T2">d</text:span><text:span text:style-name="T3"> Dr. S. Morais/</text:span></text:p>
      <text:p text:style-name="P2"><text:span text:style-name="T3">My dear Doctor/</text:span></text:p>
      <text:p text:style-name="P2"><text:span text:style-name="T3"><text:tab/>Accept our most/ sincere thanks for your/ beautiful prayer which/ so sent us &amp; for which/ we must add to the/ many precious acts of/ kindness already rec</text:span><text:span text:style-name="T2">d</text:span><text:span text:style-name="T3">./ <text:s/>My son was very much/ disapp</text:span><text:span text:style-name="T2">d</text:span><text:span text:style-name="T3">. that he could/ not speak to you through/</text:span></text:p>
      <text:p text:style-name="P2"><text:span text:style-name="T3"/></text:p>
      <text:p text:style-name="P2"><text:span text:style-name="T3">[Page 2]</text:span></text:p>
      <text:p text:style-name="P2"><text:span text:style-name="T3">the telephone we were/ there three days &amp; each/ time not successful by/ after the Holy passover/ possibly we will be then/ more successful. <text:s/>I/ was sorry that before/ I had the prayer print</text:span><text:span text:style-name="T2">d</text:span><text:span text:style-name="T3">./ you could not have/ had the alteration I/ should very much like/ it to appear in the/ exponent. <text:s/>We have a/ very beautiful service/</text:span></text:p>
      <text:p text:style-name="P2"><text:soft-page-break/><text:span text:style-name="T3"/></text:p>
      <text:p text:style-name="P2"><text:span text:style-name="T3">[Page 3]</text:span></text:p>
      <text:p text:style-name="P2"><text:span text:style-name="T3">it was only mared[sic!] by your absence/ &amp; the sadness of the occasion I/ cannot express my sadness. <text:s/>The/ Kaddish my son said without/ a single inter[ru]ption four times daily/ three times morning afternoon &amp; evening/ at the synagogue, &amp; once at our/ residence I had a telephone from/ the Shule to my home so that my/ daughter could repeat &amp; say the/ responses &amp; Kaddish likewise at/ home we kept lights at the Shule &amp;/ home as well &amp; I thank God from/ my soul that both my children did/ their duty most Holy &amp; most sacredly/ in memory of their darling mother/ &amp; we did all the charity to the utmost/ extent of our means with the most/ sincere gratitude &amp; thanks to you &amp;/ kindest regards to all you love &amp; wishing/ you all a happy &amp; prosperous Yontiff/ God Bless you your's[sic!] very sincerely Alfred A Marcu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4:48:11.44</meta:creation-date>
    <dc:date>2012-01-24T15:01:55.68</dc:date>
    <dc:creator>Penn Libraries</dc:creator>
    <meta:editing-duration>PT00H13M4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35" meta:character-count="2720"/>
  </office:meta>
</office:document-meta>
</file>